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6.31pt"/>
    </style:style>
    <style:style style:name="co4" style:family="table-column">
      <style:table-column-properties fo:break-before="auto" style:column-width="58pt"/>
    </style:style>
    <style:style style:name="co5" style:family="table-column">
      <style:table-column-properties fo:break-before="auto" style:column-width="82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account-test_irr_with_overlap-1-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ransactions</text:p>
          </table:table-cell>
          <table:table-cell table:style-name="ce1"/>
          <table:table-cell table:number-columns-repeated="2"/>
          <table:table-cell office:value-type="string" calcext:value-type="string">
            <text:p>Longmoney</text:p>
          </table:table-cell>
          <table:table-cell table:number-columns-repeated="2"/>
          <table:table-cell office:value-type="string" calcext:value-type="string">
            <text:p>Shortmoney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date" office:date-value="2000-12-30" calcext:value-type="date">
            <text:p>12/30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date" office:date-value="2000-12-31" calcext:value-type="date">
            <text:p>12/31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02-01-01" calcext:value-type="date">
            <text:p>01/01/02</text:p>
          </table:table-cell>
          <table:table-cell table:style-name="ce1" office:value-type="date" office:date-value="2002-06-30" calcext:value-type="date">
            <text:p>06/30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3-31" calcext:value-type="date">
            <text:p>03/31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style-name="ce1" office:value-type="date" office:date-value="2002-02-01" calcext:value-type="date">
            <text:p>02/01/02</text:p>
          </table:table-cell>
          <table:table-cell table:style-name="ce1" office:value-type="date" office:date-value="2002-03-31" calcext:value-type="date">
            <text:p>03/3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2-01" calcext:value-type="date">
            <text:p>02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style-name="ce1" office:value-type="date" office:date-value="2002-03-01" calcext:value-type="date">
            <text:p>03/01/02</text:p>
          </table:table-cell>
          <table:table-cell table:style-name="ce1" office:value-type="date" office:date-value="2002-04-01" calcext:value-type="date">
            <text:p>04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3-01" calcext:value-type="date">
            <text:p>03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6-30" calcext:value-type="date">
            <text:p>06/30/0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date" office:date-value="2002-06-30" calcext:value-type="date">
            <text:p>06/30/02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date" office:date-value="2002-06-30" calcext:value-type="date">
            <text:p>06/30/0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 table:style-name="ce1"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/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F8]" office:value-type="float" office:value="-175000" calcext:value-type="float">
            <text:p>-1750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I8]" office:value-type="float" office:value="-175000" calcext:value-type="float">
            <text:p>-17500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1</text:p>
          </table:table-cell>
          <table:table-cell/>
          <table:table-cell table:style-name="Default" office:value-type="string" calcext:value-type="string">
            <text:p>12/31/02 End Date</text:p>
          </table:table-cell>
          <table:table-cell/>
          <table:table-cell table:formula="of:=XIRR([.G2:.G8];[.E2:.E8])" office:value-type="float" office:value="0.183398678230726" calcext:value-type="float">
            <text:p>0.1833986782</text:p>
          </table:table-cell>
          <table:table-cell table:style-name="Default"/>
          <table:table-cell/>
          <table:table-cell table:formula="of:=XIRR([.J2:.J8];[.H2:.H8])" office:value-type="float" office:value="0.258278438197384" calcext:value-type="float">
            <text:p>0.2582784382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ongmoney</text:p>
          </table:table-cell>
          <table:table-cell table:number-columns-repeated="2"/>
          <table:table-cell office:value-type="string" calcext:value-type="string">
            <text:p>Shortmone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date" office:date-value="2002-01-01" calcext:value-type="date">
            <text:p>01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3-31" calcext:value-type="date">
            <text:p>03/31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date" office:date-value="2002-02-01" calcext:value-type="date">
            <text:p>02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date" office:date-value="2002-03-01" calcext:value-type="date">
            <text:p>03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date" office:date-value="2002-06-30" calcext:value-type="date">
            <text:p>06/30/02</text:p>
          </table:table-cell>
          <table:table-cell office:value-type="float" office:value="120000" calcext:value-type="float">
            <text:p>120000</text:p>
          </table:table-cell>
          <table:table-cell table:formula="of:=-[.F20]" office:value-type="float" office:value="-120000" calcext:value-type="float">
            <text:p>-120000</text:p>
          </table:table-cell>
          <table:table-cell office:value-type="date" office:date-value="2002-06-30" calcext:value-type="date">
            <text:p>06/30/02</text:p>
          </table:table-cell>
          <table:table-cell office:value-type="float" office:value="120000" calcext:value-type="float">
            <text:p>120000</text:p>
          </table:table-cell>
          <table:table-cell table:formula="of:=-[.I20]" office:value-type="float" office:value="-120000" calcext:value-type="float">
            <text:p>-120000</text:p>
          </table:table-cell>
        </table:table-row>
        <table:table-row table:style-name="ro1">
          <table:table-cell table:number-columns-repeated="4"/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F21]" office:value-type="float" office:value="-175000" calcext:value-type="float">
            <text:p>-1750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I21]" office:value-type="float" office:value="-175000" calcext:value-type="float">
            <text:p>-175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2</text:p>
          </table:table-cell>
          <table:table-cell/>
          <table:table-cell table:style-name="Default" office:value-type="string" calcext:value-type="string">
            <text:p>6/40/02 End Date</text:p>
          </table:table-cell>
          <table:table-cell/>
          <table:table-cell table:formula="of:=XIRR([.G15:.G20];[.E15:.E20])" office:value-type="float" office:value="-0.419899392597017" calcext:value-type="float">
            <text:p>-0.4198993926</text:p>
          </table:table-cell>
          <table:table-cell table:style-name="Default"/>
          <table:table-cell/>
          <table:table-cell table:formula="of:=XIRR([.J15:.J20];[.H15:.H20];-0.76)" office:value-type="float" office:value="-0.762723958931306" calcext:value-type="float">
            <text:p>-0.7627239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23:47:08.890097000</dc:date>
    <meta:editing-duration>PT6M41S</meta:editing-duration>
    <meta:editing-cycles>1</meta:editing-cycles>
    <meta:generator>LibreOffice/5.1.3.2$MacOSX_X86_64 LibreOffice_project/644e4637d1d8544fd9f56425bd6cec110e49301b</meta:generator>
    <meta:document-statistic meta:table-count="1" meta:cell-count="106" meta:object-count="0"/>
  </office:meta>
</office:document-meta>
</file>